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3.6999998092651pt" officeooo:paragraph-rsid="0013b411" style:font-size-asian="12pt" style:font-size-complex="13.6999998092651pt"/>
    </style:style>
    <style:style style:name="P2" style:family="paragraph" style:parent-style-name="Title">
      <style:text-properties officeooo:paragraph-rsid="0013b411"/>
    </style:style>
    <style:style style:name="P3" style:family="paragraph" style:parent-style-name="Subtitle">
      <style:text-properties officeooo:rsid="010b88dd" officeooo:paragraph-rsid="0013b411"/>
    </style:style>
    <style:style style:name="P4" style:family="paragraph" style:parent-style-name="Heading_20_1">
      <style:paragraph-properties fo:break-before="page"/>
      <style:text-properties officeooo:rsid="00649f48" officeooo:paragraph-rsid="0013b411"/>
    </style:style>
    <style:style style:name="P5" style:family="paragraph" style:parent-style-name="Heading_20_2">
      <style:text-properties officeooo:rsid="001eaee6" officeooo:paragraph-rsid="0013b411"/>
    </style:style>
    <style:style style:name="P6" style:family="paragraph" style:parent-style-name="Text_20_body">
      <style:text-properties officeooo:rsid="00204af3" officeooo:paragraph-rsid="00204af3"/>
    </style:style>
    <style:style style:name="P7" style:family="paragraph" style:parent-style-name="Text_20_body">
      <style:text-properties officeooo:rsid="002168eb" officeooo:paragraph-rsid="002168eb"/>
    </style:style>
    <style:style style:name="P8" style:family="paragraph" style:parent-style-name="Text_20_body">
      <style:text-properties officeooo:rsid="0022530d" officeooo:paragraph-rsid="0022530d"/>
    </style:style>
    <style:style style:name="P9" style:family="paragraph" style:parent-style-name="Text_20_body">
      <style:text-properties officeooo:rsid="0022882d" officeooo:paragraph-rsid="0022882d"/>
    </style:style>
    <style:style style:name="T1" style:family="text">
      <style:text-properties officeooo:rsid="010b88dd"/>
    </style:style>
    <style:style style:name="T2" style:family="text">
      <style:text-properties officeooo:rsid="0013b411"/>
    </style:style>
    <style:style style:name="T3" style:family="text">
      <style:text-properties fo:font-size="12pt" fo:font-style="normal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1d9072" style:font-size-asian="10.5pt" style:font-style-asian="normal" style:font-size-complex="12pt" style:font-style-complex="normal"/>
    </style:style>
    <style:style style:name="T5" style:family="text">
      <style:text-properties officeooo:rsid="0022d3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Logiciel <text:span text:style-name="T1">Transversal</text:span></text:p>
      <text:p text:style-name="P3">Prénom NOM – Prénom NOM</text:p>
      <text:h text:style-name="P4" text:outline-level="1"><text:span text:style-name="T2">1<text:tab/></text:span>Objecti<text:span text:style-name="T2">ve</text:span></text:h>
      <text:h text:style-name="P5" text:outline-level="2"><text:bookmark-start text:name="__RefHeading__1318_824097905"/>1.1<text:tab/>General Presentation<text:bookmark-end text:name="__RefHeading__1318_824097905"/></text:h>
      <text:p text:style-name="P6">The objective of this project is to develop a game in order to put in application every aspects of the teaching of the year. The subject <text:span text:style-name="T5">being</text:span> the strategy games played turn by turn, we chose to do a tactical rpg type game, with an archetype based on the game Dofus.</text:p>
      <text:h text:style-name="P5" text:outline-level="2"><text:bookmark-start text:name="__RefHeading__1320_824097905"/>1.2<text:tab/>Rules of The Game<text:bookmark-end text:name="__RefHeading__1320_824097905"/></text:h>
      <text:p text:style-name="P7"><text:span text:style-name="T4">T</text:span><text:span text:style-name="T3">he game will be separated in different combat scenes, in which the character must defeat a different number of enemies using his abilities. However the idea is that fighting directly is impossible, and killing enemies can only be achieved trough the use of zombies.</text:span></text:p>
      <text:p text:style-name="P7"><text:span text:style-name="T3">Those can't be controlled, but can instead be directed to a particular target by corrupting the enemies, the zombies prioritizing the most corrupted targets.</text:span></text:p>
      <text:p text:style-name="P8"><text:span text:style-name="T3">After a some level the character will be able to steal the essences from his opponents, and will then be able to summon an opponent killed in a previous battle and controlled it completely.</text:span></text:p>
      <text:p text:style-name="P9"><text:span text:style-name="T3">And in addition the character can be improved to the use of equipment and by leveling up, allowing him to spend points to improve his characteristics.</text:span></text:p>
      <text:h text:style-name="P5" text:outline-level="2">1.3<text:tab/>Design Softwar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4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 style:master-page-name="">
      <style:paragraph-properties fo:margin-left="0.4cm" fo:margin-right="0cm" fo:margin-top="0cm" fo:margin-bottom="0.21cm" style:contextual-spacing="false" fo:text-align="justify" style:justify-single-word="false" fo:text-indent="0cm" style:auto-text-indent="false" style:page-number="auto">
        <style:tab-stops/>
      </style:paragraph-properties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25:49.341552076</meta:creation-date>
    <dc:date>2015-09-24T17:18:02.715000000</dc:date>
    <meta:editing-duration>PT36M18S</meta:editing-duration>
    <meta:editing-cycles>7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11" meta:word-count="199" meta:character-count="1153" meta:non-whitespace-character-count="964"/>
  </office:meta>
</office:document-meta>
</file>